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66.3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71.74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72.54pt"/>
    </style:style>
    <style:style style:name="co9" style:family="table-column">
      <style:table-column-properties fo:break-before="auto" style:column-width="68.71pt"/>
    </style:style>
    <style:style style:name="co10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1-T(average)</text:p>
          </table:table-cell>
          <table:table-cell office:value-type="string" calcext:value-type="string">
            <text:p>1-T(deviation)</text:p>
          </table:table-cell>
          <table:table-cell office:value-type="string" calcext:value-type="string">
            <text:p>2-T(average)</text:p>
          </table:table-cell>
          <table:table-cell office:value-type="string" calcext:value-type="string">
            <text:p>2-T(deviation)</text:p>
          </table:table-cell>
          <table:table-cell office:value-type="string" calcext:value-type="string">
            <text:p>4-T(average)</text:p>
          </table:table-cell>
          <table:table-cell office:value-type="string" calcext:value-type="string">
            <text:p>4-T(deviation)</text:p>
          </table:table-cell>
          <table:table-cell office:value-type="string" calcext:value-type="string">
            <text:p>8-T(average)</text:p>
          </table:table-cell>
          <table:table-cell office:value-type="string" calcext:value-type="string">
            <text:p>8-T(deviation)</text:p>
          </table:table-cell>
          <table:table-cell office:value-type="string" calcext:value-type="string">
            <text:p>16-T(average)</text:p>
          </table:table-cell>
          <table:table-cell office:value-type="string" calcext:value-type="string">
            <text:p>16-T(deviation)</text:p>
          </table:table-cell>
          <table:table-cell office:value-type="string" calcext:value-type="string">
            <text:p>28-T(average)</text:p>
          </table:table-cell>
          <table:table-cell office:value-type="string" calcext:value-type="string">
            <text:p>28-T(deviation)</text:p>
          </table:table-cell>
          <table:table-cell office:value-type="string" calcext:value-type="string">
            <text:p>28-T(average)</text:p>
          </table:table-cell>
          <table:table-cell office:value-type="string" calcext:value-type="string">
            <text:p>28-T(deviation)</text:p>
          </table:table-cell>
          <table:table-cell office:value-type="string" calcext:value-type="string">
            <text:p>28-T(average)</text:p>
          </table:table-cell>
          <table:table-cell office:value-type="string" calcext:value-type="string">
            <text:p>28-T(deviation)</text:p>
          </table:table-cell>
          <table:table-cell office:value-type="string" calcext:value-type="string">
            <text:p>56-T(average)</text:p>
          </table:table-cell>
          <table:table-cell office:value-type="string" calcext:value-type="string">
            <text:p>56-T(deviation)</text:p>
          </table:table-cell>
        </table:table-row>
        <table:table-row table:style-name="ro1">
          <table:table-cell office:value-type="string" calcext:value-type="string">
            <text:p>seq_means</text:p>
          </table:table-cell>
          <table:table-cell table:style-name="ce1" office:value-type="float" office:value="7.2886916667" calcext:value-type="float">
            <text:p>7.2886916667</text:p>
          </table:table-cell>
          <table:table-cell table:style-name="ce1" office:value-type="float" office:value="0.1584564721" calcext:value-type="float">
            <text:p>0.1584564721</text:p>
          </table:table-cell>
          <table:table-cell table:number-columns-repeated="16" table:style-name="ce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0_parallel</text:p>
          </table:table-cell>
          <table:table-cell table:number-columns-repeated="2"/>
          <table:table-cell table:style-name="ce3"/>
          <table:table-cell table:number-columns-repeated="15"/>
        </table:table-row>
        <table:table-row table:style-name="ro1">
          <table:table-cell office:value-type="string" calcext:value-type="string">
            <text:p>1_paralle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_parallel</text:p>
          </table:table-cell>
          <table:table-cell table:number-columns-repeated="18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Num Of Threads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YNAMIC-1</text:p>
          </table:table-cell>
          <table:table-cell office:value-type="string" calcext:value-type="string">
            <text:p>DYNAMIC-2</text:p>
          </table:table-cell>
          <table:table-cell office:value-type="string" calcext:value-type="string">
            <text:p>DYNAMIC-4</text:p>
          </table:table-cell>
          <table:table-cell office:value-type="string" calcext:value-type="string">
            <text:p>DYNAMIC-16</text:p>
          </table:table-cell>
          <table:table-cell office:value-type="string" calcext:value-type="string">
            <text:p>DYNAMIC-64</text:p>
          </table:table-cell>
          <table:table-cell office:value-type="string" calcext:value-type="string">
            <text:p>DYNAMIC-12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51362" calcext:value-type="float">
            <text:p>0.51362</text:p>
          </table:table-cell>
          <table:table-cell table:style-name="ce1" office:value-type="float" office:value="0.53956" calcext:value-type="float">
            <text:p>0.53956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5396" calcext:value-type="float">
            <text:p>0.5396</text:p>
          </table:table-cell>
          <table:table-cell table:style-name="ce1" office:value-type="float" office:value="0.54056" calcext:value-type="float">
            <text:p>0.5405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.13886" calcext:value-type="float">
            <text:p>2.13886</text:p>
          </table:table-cell>
          <table:table-cell office:value-type="float" office:value="1.9703" calcext:value-type="float">
            <text:p>1.9703</text:p>
          </table:table-cell>
          <table:table-cell table:style-name="ce1" office:value-type="float" office:value="2.4489" calcext:value-type="float">
            <text:p>2.4489</text:p>
          </table:table-cell>
          <table:table-cell table:style-name="ce1" office:value-type="float" office:value="1.93814" calcext:value-type="float">
            <text:p>1.93814</text:p>
          </table:table-cell>
          <table:table-cell table:style-name="ce1" office:value-type="float" office:value="1.09402" calcext:value-type="float">
            <text:p>1.0940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.9096" calcext:value-type="float">
            <text:p>4.9096</text:p>
          </table:table-cell>
          <table:table-cell table:style-name="ce1" office:value-type="float" office:value="5.33904" calcext:value-type="float">
            <text:p>5.33904</text:p>
          </table:table-cell>
          <table:table-cell table:style-name="ce1" office:value-type="float" office:value="5.061325" calcext:value-type="float">
            <text:p>5.061325</text:p>
          </table:table-cell>
          <table:table-cell table:style-name="ce1" office:value-type="float" office:value="4.37396" calcext:value-type="float">
            <text:p>4.37396</text:p>
          </table:table-cell>
          <table:table-cell table:style-name="ce1" office:value-type="float" office:value="2.25708" calcext:value-type="float">
            <text:p>2.25708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5.64502" calcext:value-type="float">
            <text:p>5.64502</text:p>
          </table:table-cell>
          <table:table-cell table:style-name="ce1" office:value-type="float" office:value="6.26564" calcext:value-type="float">
            <text:p>6.26564</text:p>
          </table:table-cell>
          <table:table-cell table:style-name="ce1" office:value-type="float" office:value="5.9422" calcext:value-type="float">
            <text:p>5.9422</text:p>
          </table:table-cell>
          <table:table-cell table:style-name="ce1" office:value-type="float" office:value="4.770062" calcext:value-type="float">
            <text:p>4.770062</text:p>
          </table:table-cell>
          <table:table-cell table:style-name="ce1" office:value-type="float" office:value="3.60518" calcext:value-type="float">
            <text:p>3.60518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6.63998" calcext:value-type="float">
            <text:p>6.63998</text:p>
          </table:table-cell>
          <table:table-cell table:style-name="ce1" office:value-type="float" office:value="7.49832" calcext:value-type="float">
            <text:p>7.49832</text:p>
          </table:table-cell>
          <table:table-cell table:style-name="ce1" office:value-type="float" office:value="6.49326" calcext:value-type="float">
            <text:p>6.49326</text:p>
          </table:table-cell>
          <table:table-cell table:style-name="ce1" office:value-type="float" office:value="6.42786" calcext:value-type="float">
            <text:p>6.42786</text:p>
          </table:table-cell>
          <table:table-cell table:style-name="ce1" office:value-type="float" office:value="6.09084" calcext:value-type="float">
            <text:p>6.09084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7.21142" calcext:value-type="float">
            <text:p>7.21142</text:p>
          </table:table-cell>
          <table:table-cell table:style-name="ce1" office:value-type="float" office:value="10.08384" calcext:value-type="float">
            <text:p>10.08384</text:p>
          </table:table-cell>
          <table:table-cell/>
          <table:table-cell table:style-name="ce1" office:value-type="float" office:value="8.9119" calcext:value-type="float">
            <text:p>8.9119</text:p>
          </table:table-cell>
          <table:table-cell table:style-name="ce1" office:value-type="float" office:value="8.4079" calcext:value-type="float">
            <text:p>8.4079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055747" calcext:value-type="float">
            <text:p>7.055747</text:p>
          </table:table-cell>
          <table:table-cell table:style-name="ce1" office:value-type="float" office:value="10.69212" calcext:value-type="float">
            <text:p>10.69212</text:p>
          </table:table-cell>
          <table:table-cell table:style-name="ce1" office:value-type="float" office:value="9.66246" calcext:value-type="float">
            <text:p>9.66246</text:p>
          </table:table-cell>
          <table:table-cell table:style-name="ce1" office:value-type="float" office:value="9.2379" calcext:value-type="float">
            <text:p>9.2379</text:p>
          </table:table-cell>
          <table:table-cell table:style-name="ce1" office:value-type="float" office:value="8.7247" calcext:value-type="float">
            <text:p>8.7247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float" office:value="8.15278" calcext:value-type="float">
            <text:p>8.15278</text:p>
          </table:table-cell>
          <table:table-cell office:value-type="float" office:value="12.90832" calcext:value-type="float">
            <text:p>12.90832</text:p>
          </table:table-cell>
          <table:table-cell table:style-name="ce1" office:value-type="float" office:value="12.18376" calcext:value-type="float">
            <text:p>12.18376</text:p>
          </table:table-cell>
          <table:table-cell table:style-name="ce1" office:value-type="float" office:value="12.56836" calcext:value-type="float">
            <text:p>12.56836</text:p>
          </table:table-cell>
          <table:table-cell office:value-type="float" office:value="12.2660212" calcext:value-type="float">
            <text:p>12.2660212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1-T(average)</text:p>
          </table:table-cell>
          <table:table-cell table:style-name="ce1" office:value-type="float" office:value="0.0016546903" calcext:value-type="float">
            <text:p>0.0016546903</text:p>
          </table:table-cell>
          <table:table-cell table:style-name="ce1" office:value-type="float" office:value="0.0014307341" calcext:value-type="float">
            <text:p>0.00143073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 STDEV([.B24:.B28])" office:value-type="float" office:value="0.311401252528424" calcext:value-type="float">
            <text:p>0.3114012525</text:p>
          </table:table-cell>
          <table:table-cell table:formula="of:= STDEV([.C24:.C28])" office:value-type="float" office:value="0.451592179211031" calcext:value-type="float">
            <text:p>0.4515921792</text:p>
          </table:table-cell>
          <table:table-cell/>
          <table:table-cell table:style-name="ce1" office:value-type="float" office:value="0.0381611976" calcext:value-type="float">
            <text:p>0.038161197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0.4514815334" calcext:value-type="float">
            <text:p>0.4514815334</text:p>
          </table:table-cell>
          <table:table-cell table:style-name="ce1" office:value-type="float" office:value="0.2097393454" calcext:value-type="float">
            <text:p>0.2097393454</text:p>
          </table:table-cell>
          <table:table-cell table:style-name="ce1" office:value-type="float" office:value="0.3856470439" calcext:value-type="float">
            <text:p>0.3856470439</text:p>
          </table:table-cell>
          <table:table-cell/>
          <table:table-cell table:style-name="ce1" office:value-type="float" office:value="0.3262629415" calcext:value-type="float">
            <text:p>0.3262629415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0.3086200852" calcext:value-type="float">
            <text:p>0.3086200852</text:p>
          </table:table-cell>
          <table:table-cell table:style-name="ce1" office:value-type="float" office:value="0.1710126516" calcext:value-type="float">
            <text:p>0.1710126516</text:p>
          </table:table-cell>
          <table:table-cell table:style-name="ce1" office:value-type="float" office:value="0.1249354433" calcext:value-type="float">
            <text:p>0.1249354433</text:p>
          </table:table-cell>
          <table:table-cell/>
          <table:table-cell table:style-name="ce1" office:value-type="float" office:value="1.3917638406" calcext:value-type="float">
            <text:p>1.391763840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0.1725236274" calcext:value-type="float">
            <text:p>0.1725236274</text:p>
          </table:table-cell>
          <table:table-cell/>
          <table:table-cell table:style-name="ce1" office:value-type="float" office:value="0.5482789099" calcext:value-type="float">
            <text:p>0.5482789099</text:p>
          </table:table-cell>
          <table:table-cell/>
          <table:table-cell table:style-name="ce1" office:value-type="float" office:value="0.5666325732" calcext:value-type="float">
            <text:p>0.566632573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0.0993381749" calcext:value-type="float">
            <text:p>0.0993381749</text:p>
          </table:table-cell>
          <table:table-cell table:style-name="ce1" office:value-type="float" office:value="0.4785542676" calcext:value-type="float">
            <text:p>0.4785542676</text:p>
          </table:table-cell>
          <table:table-cell table:style-name="ce1" office:value-type="float" office:value="0.1968862438" calcext:value-type="float">
            <text:p>0.1968862438</text:p>
          </table:table-cell>
          <table:table-cell/>
          <table:table-cell table:style-name="ce1" office:value-type="float" office:value="0.4422652089" calcext:value-type="float">
            <text:p>0.4422652089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0.8858898109" calcext:value-type="float">
            <text:p>0.8858898109</text:p>
          </table:table-cell>
          <table:table-cell table:style-name="ce1" office:value-type="float" office:value="1.1472041741" calcext:value-type="float">
            <text:p>1.1472041741</text:p>
          </table:table-cell>
          <table:table-cell table:style-name="ce1" office:value-type="float" office:value="1.0283406697" calcext:value-type="float">
            <text:p>1.0283406697</text:p>
          </table:table-cell>
          <table:table-cell/>
          <table:table-cell table:style-name="ce1" office:value-type="float" office:value="0.0018729656" calcext:value-type="float">
            <text:p>0.0018729656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formula="of:= AVERAGE([.F32:.F43])" office:value-type="float" office:value="7.28869166666667" calcext:value-type="float">
            <text:p>7.2886916667</text:p>
          </table:table-cell>
          <table:table-cell table:formula="of:= STDEV([.F32:.F43])" office:value-type="float" office:value="0.158456472132274" calcext:value-type="float">
            <text:p>0.1584564721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1"/>
          <table:table-cell table:number-columns-repeated="13"/>
        </table:table-row>
        <table:table-row table:style-name="ro1">
          <table:table-cell table:number-columns-repeated="5"/>
          <table:table-cell office:value-type="float" office:value="7.1157" calcext:value-type="float">
            <text:p>7.1157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3599" calcext:value-type="float">
            <text:p>7.3599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5188" calcext:value-type="float">
            <text:p>7.518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4983" calcext:value-type="float">
            <text:p>7.4983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1208" calcext:value-type="float">
            <text:p>7.12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169" calcext:value-type="float">
            <text:p>7.169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4566" calcext:value-type="float">
            <text:p>7.4566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264" calcext:value-type="float">
            <text:p>7.264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128" calcext:value-type="float">
            <text:p>7.12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4194" calcext:value-type="float">
            <text:p>7.4194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2983" calcext:value-type="float">
            <text:p>7.2983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7.1155" calcext:value-type="float">
            <text:p>7.1155</text:p>
          </table:table-cell>
          <table:table-cell table:number-columns-repeated="13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Num Of Threads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YNAMIC-1</text:p>
          </table:table-cell>
          <table:table-cell office:value-type="string" calcext:value-type="string">
            <text:p>DYNAMIC-4</text:p>
          </table:table-cell>
          <table:table-cell office:value-type="string" calcext:value-type="string">
            <text:p>DYNAMIC-6</text:p>
          </table:table-cell>
          <table:table-cell office:value-type="string" calcext:value-type="string">
            <text:p>DYNAMIC-8</text:p>
          </table:table-cell>
          <table:table-cell office:value-type="string" calcext:value-type="string">
            <text:p>DYNAMIC-10</text:p>
          </table:table-cell>
          <table:table-cell office:value-type="string" calcext:value-type="string">
            <text:p>DYNAMIC-12</text:p>
          </table:table-cell>
          <table:table-cell office:value-type="string" calcext:value-type="string">
            <text:p>GUIDED-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07" calcext:value-type="float">
            <text:p>0.7607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7518" calcext:value-type="float">
            <text:p>0.7518</text:p>
          </table:table-cell>
          <table:table-cell table:style-name="ce1" office:value-type="float" office:value="0.75274" calcext:value-type="float">
            <text:p>0.75274</text:p>
          </table:table-cell>
          <table:table-cell table:style-name="ce1" office:value-type="float" office:value="0.75734" calcext:value-type="float">
            <text:p>0.75734</text:p>
          </table:table-cell>
          <table:table-cell table:style-name="ce1" office:value-type="float" office:value="0.75056" calcext:value-type="float">
            <text:p>0.7505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.085" calcext:value-type="float">
            <text:p>2.085</text:p>
          </table:table-cell>
          <table:table-cell office:value-type="float" office:value="2.0823" calcext:value-type="float">
            <text:p>2.0823</text:p>
          </table:table-cell>
          <table:table-cell office:value-type="float" office:value="2.1035" calcext:value-type="float">
            <text:p>2.1035</text:p>
          </table:table-cell>
          <table:table-cell office:value-type="float" office:value="2.085" calcext:value-type="float">
            <text:p>2.085</text:p>
          </table:table-cell>
          <table:table-cell table:style-name="ce1" office:value-type="float" office:value="1.52312" calcext:value-type="float">
            <text:p>1.52312</text:p>
          </table:table-cell>
          <table:table-cell table:style-name="ce1" office:value-type="float" office:value="1.2194" calcext:value-type="float">
            <text:p>1.219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947" calcext:value-type="float">
            <text:p>2.5947</text:p>
          </table:table-cell>
          <table:table-cell office:value-type="float" office:value="2.771" calcext:value-type="float">
            <text:p>2.771</text:p>
          </table:table-cell>
          <table:table-cell office:value-type="float" office:value="2.5783" calcext:value-type="float">
            <text:p>2.5783</text:p>
          </table:table-cell>
          <table:table-cell office:value-type="float" office:value="2.2116" calcext:value-type="float">
            <text:p>2.2116</text:p>
          </table:table-cell>
          <table:table-cell table:style-name="ce1" office:value-type="float" office:value="1.80214" calcext:value-type="float">
            <text:p>1.80214</text:p>
          </table:table-cell>
          <table:table-cell table:style-name="ce1" office:value-type="float" office:value="1.49278" calcext:value-type="float">
            <text:p>1.4927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193" calcext:value-type="float">
            <text:p>3.1193</text:p>
          </table:table-cell>
          <table:table-cell office:value-type="float" office:value="3.2153" calcext:value-type="float">
            <text:p>3.2153</text:p>
          </table:table-cell>
          <table:table-cell office:value-type="float" office:value="2.9259" calcext:value-type="float">
            <text:p>2.9259</text:p>
          </table:table-cell>
          <table:table-cell office:value-type="float" office:value="2.5447" calcext:value-type="float">
            <text:p>2.5447</text:p>
          </table:table-cell>
          <table:table-cell office:value-type="float" office:value="2.14468" calcext:value-type="float">
            <text:p>2.14468</text:p>
          </table:table-cell>
          <table:table-cell table:style-name="ce1" office:value-type="float" office:value="1.80404" calcext:value-type="float">
            <text:p>1.80404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915" calcext:value-type="float">
            <text:p>3.6915</text:p>
          </table:table-cell>
          <table:table-cell table:style-name="ce1" office:value-type="float" office:value="3.8022" calcext:value-type="float">
            <text:p>3.8022</text:p>
          </table:table-cell>
          <table:table-cell office:value-type="float" office:value="3.2609" calcext:value-type="float">
            <text:p>3.2609</text:p>
          </table:table-cell>
          <table:table-cell office:value-type="float" office:value="2.8039" calcext:value-type="float">
            <text:p>2.8039</text:p>
          </table:table-cell>
          <table:table-cell table:style-name="ce1" office:value-type="float" office:value="2.729" calcext:value-type="float">
            <text:p>2.729</text:p>
          </table:table-cell>
          <table:table-cell table:style-name="ce1" office:value-type="float" office:value="2.50522" calcext:value-type="float">
            <text:p>2.50522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formula="of:=AVERAGE([.A55:.A59])" office:value-type="float" office:value="0.54056" calcext:value-type="float">
            <text:p>0.54056</text:p>
          </table:table-cell>
          <table:table-cell table:formula="of:= STDEV([.A55:.A59])" office:value-type="float" office:value="0.00187296556295091" calcext:value-type="float">
            <text:p>0.0018729656</text:p>
          </table:table-cell>
          <table:table-cell table:number-columns-repeated="17"/>
        </table:table-row>
        <table:table-row table:style-name="ro1">
          <table:table-cell table:style-name="ce1" office:value-type="float" office:value="0.5428" calcext:value-type="float">
            <text:p>0.5428</text:p>
          </table:table-cell>
          <table:table-cell table:number-columns-repeated="18"/>
        </table:table-row>
        <table:table-row table:style-name="ro1">
          <table:table-cell office:value-type="float" office:value="0.5394" calcext:value-type="float">
            <text:p>0.5394</text:p>
          </table:table-cell>
          <table:table-cell table:number-columns-repeated="18"/>
        </table:table-row>
        <table:table-row table:style-name="ro1">
          <table:table-cell office:value-type="float" office:value="0.539" calcext:value-type="float">
            <text:p>0.539</text:p>
          </table:table-cell>
          <table:table-cell table:number-columns-repeated="18"/>
        </table:table-row>
        <table:table-row table:style-name="ro1">
          <table:table-cell office:value-type="float" office:value="0.5424" calcext:value-type="float">
            <text:p>0.5424</text:p>
          </table:table-cell>
          <table:table-cell table:number-columns-repeated="18"/>
        </table:table-row>
        <table:table-row table:style-name="ro1">
          <table:table-cell table:style-name="ce2" office:value-type="float" office:value="0.5392" calcext:value-type="float">
            <text:p>0.5392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 style:data-style-name="N2" text:time-value="11:41:39.554329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9:54:55.047209492</meta:creation-date>
    <dc:date>2017-11-05T02:39:26.074212516</dc:date>
    <meta:editing-duration>PT18H31M33S</meta:editing-duration>
    <meta:editing-cycles>12</meta:editing-cycles>
    <meta:generator>LibreOffice/5.1.6.2$Linux_X86_64 LibreOffice_project/10m0$Build-2</meta:generator>
    <meta:document-statistic meta:table-count="1" meta:cell-count="187" meta:object-count="0"/>
  </office:meta>
</office:document-meta>
</file>